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Constraint.addField( Field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dentityConstraint.getFieldSt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dentityConstraint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dentityConstraint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getFiel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getRef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resize( Field [ ] oldArray , int new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entityConstraint.setSelector( 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equals( IdentityConstraint i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dentityConstrai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addAnnotation( XSAnnotationImpl annot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dentityConstraint.getSelectorSt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IdentityConstraint( String namespace , String identityConstraintName , String ele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dentityConstraint.getIdentityConstra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ge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Constraint.getFieldA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